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453in"/>
    </style:style>
    <style:style style:name="co3" style:family="table-column">
      <style:table-column-properties fo:break-before="auto" style:column-width="3.8016in"/>
    </style:style>
    <style:style style:name="co4" style:family="table-column">
      <style:table-column-properties fo:break-before="auto" style:column-width="6.6866in"/>
    </style:style>
    <style:style style:name="co5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80008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b2b2b2" style:text-align-source="fix" style:repeat-content="false" fo:border="0.74pt solid #000000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b2b2b2" fo:border="0.74pt solid #000000" style:vertical-align="top"/>
    </style:style>
    <style:style style:name="ce29" style:family="table-cell" style:parent-style-name="Default">
      <style:table-cell-properties fo:background-color="#b2b2b2" fo:border="0.74pt solid #000000"/>
    </style:style>
    <style:style style:name="ce18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ff" fo:border="none"/>
    </style:style>
    <style:style style:name="ce71" style:family="table-cell" style:parent-style-name="Default">
      <style:table-cell-properties fo:background-color="#ffffff" fo:border="none"/>
      <style:text-properties fo:color="#bf819e"/>
    </style:style>
    <style:style style:name="ce7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fff" fo:border="0.74pt solid #000000"/>
    </style:style>
    <style:style style:name="ce36" style:family="table-cell" style:parent-style-name="Default">
      <style:table-cell-properties fo:background-color="#ffffff" fo:border="0.74pt solid #000000"/>
      <style:text-properties fo:color="#bf819e"/>
    </style:style>
    <style:style style:name="ce3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fo:border="0.74pt solid #000000"/>
      <style:text-properties fo:color="#bf819e"/>
    </style:style>
    <style:style style:name="ce49" style:family="table-cell" style:parent-style-name="Default">
      <style:table-cell-properties fo:background-color="#b2b2b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number-columns-repeated="22" table:default-cell-style-name="ce70"/>
        <table:table-column table:style-name="co1" table:default-cell-style-name="ce73"/>
        <table:table-column table:style-name="co1" table:number-columns-repeated="114" table:default-cell-style-name="ce30"/>
        <table:table-column table:style-name="co1" table:number-columns-repeated="16241" table:default-cell-style-name="ce18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rviço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Complexidade</text:p>
          </table:table-cell>
          <table:table-cell table:style-name="ce68" table:number-columns-repeated="22"/>
          <table:table-cell/>
          <table:table-cell table:style-name="ce34" table:number-columns-repeated="114"/>
          <table:table-cell table:style-name="ce37" table:number-columns-repeated="16241"/>
        </table:table-row>
        <table:table-row table:style-name="ro1">
          <table:table-cell table:style-name="ce5" office:value-type="date" office:date-value="2023-06-26" calcext:value-type="date" table:number-columns-spanned="5" table:number-rows-spanned="1">
            <text:p>06/26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34" table:number-columns-repeated="114"/>
          <table:table-cell table:style-name="ce78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Manutenção de ambiente Hadoop</text:p>
          </table:table-cell>
          <table:table-cell table:style-name="ce27" office:value-type="string" calcext:value-type="string">
            <text:p>26/06 – Tentativa de instalação do Linux Mint </text:p>
          </table:table-cell>
          <table:table-cell table:style-name="ce27" office:value-type="string" calcext:value-type="string">
            <text:p>Erro automatico no particionamento do linux mint ao tentar excluir windows</text:p>
          </table:table-cell>
          <table:table-cell table:style-name="ce27" office:value-type="string" calcext:value-type="string">
            <text:p>Complexa</text:p>
          </table:table-cell>
          <table:table-cell table:style-name="ce69" table:number-columns-repeated="22"/>
          <table:table-cell/>
          <table:table-cell table:style-name="ce35" table:number-columns-repeated="114"/>
          <table:table-cell table:style-name="ce38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8" office:value-type="string" calcext:value-type="string">
            <text:p><text:span text:style-name="T1">26/06 – </text:span>Configuração da minha maquina pessoa </text:p>
          </table:table-cell>
          <table:table-cell table:style-name="ce28" office:value-type="string" calcext:value-type="string">
            <text:p>Configuração da minha maquina pessoal enquanto a maquina empresarial esta no suporte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Pesquisa</text:p>
          </table:table-cell>
          <table:table-cell table:style-name="ce29" office:value-type="string" calcext:value-type="string">
            <text:p><text:span text:style-name="T1">27/06 – </text:span>Pesquisa da arquitetura de serviços da equipe </text:p>
          </table:table-cell>
          <table:table-cell table:style-name="ce29" office:value-type="string" calcext:value-type="string">
            <text:p>Estudo do material passado pela Vanessa</text:p>
          </table:table-cell>
          <table:table-cell table:style-name="ce29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8" office:value-type="string" calcext:value-type="string">
            <text:p><text:span text:style-name="T1">27/06 –  </text:span>Configuração da minha maquina pessoa </text:p>
          </table:table-cell>
          <table:table-cell table:style-name="ce28" office:value-type="string" calcext:value-type="string">
            <text:p>Configuração da VPN e demais ferramentas na minha maquina pessoal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Reunião tecnica </text:p>
          </table:table-cell>
          <table:table-cell table:style-name="ce28" office:value-type="string" calcext:value-type="string">
            <text:p>28/06 - <text:s/>Reunião Para a minha apresentação </text:p>
          </table:table-cell>
          <table:table-cell table:style-name="ce28" office:value-type="string" calcext:value-type="string">
            <text:p>Apresentação minha para a equipe como novo contribuinte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5" office:value-type="date" office:date-value="2023-06-28" calcext:value-type="date" table:number-columns-spanned="5" table:number-rows-spanned="1">
            <text:p>06/28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28/06 - <text:s/>Reunião Diária </text:p>
          </table:table-cell>
          <table:table-cell table:style-name="ce29" office:value-type="string" calcext:value-type="string">
            <text:p>Daily do dia 28 de Junho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9" office:value-type="string" calcext:value-type="string">
            <text:p>28/06 - <text:s/>Configuração da Nova Maquina </text:p>
          </table:table-cell>
          <table:table-cell table:style-name="ce29" office:value-type="string" calcext:value-type="string">
            <text:p>Configuração de ambiente da maquina que estava no suporte usando o Linux Mint</text:p>
          </table:table-cell>
          <table:table-cell table:style-name="ce28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5" office:value-type="date" office:date-value="2023-06-29" calcext:value-type="date" table:number-columns-spanned="5" table:number-rows-spanned="1">
            <text:p>06/29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29/06 - <text:s/>Reunião Diária </text:p>
          </table:table-cell>
          <table:table-cell table:style-name="ce29" office:value-type="string" calcext:value-type="string">
            <text:p>Daily do dia 29 de Junho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Manutenção de ambiente Hadoop</text:p>
          </table:table-cell>
          <table:table-cell table:style-name="ce29" office:value-type="string" calcext:value-type="string">
            <text:p>29/06 - <text:s/>Configuração do sistema operacional</text:p>
          </table:table-cell>
          <table:table-cell table:style-name="ce29" office:value-type="string" calcext:value-type="string">
            <text:p>Instalação e teste do SO Manjaro Linux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Manutenção de ambiente Hadoop</text:p>
          </table:table-cell>
          <table:table-cell table:style-name="ce29" office:value-type="string" calcext:value-type="string">
            <text:p>29/06 - <text:s/>Configuração do sistema operacional</text:p>
          </table:table-cell>
          <table:table-cell table:style-name="ce29" office:value-type="string" calcext:value-type="string">
            <text:p>Instalação e teste do SO Endeavor Linux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29/06 - <text:s/>Alinhamento sobre o SDT</text:p>
          </table:table-cell>
          <table:table-cell table:style-name="ce29" office:value-type="string" calcext:value-type="string">
            <text:p>Reunião para a apresentação das mudanças de cada membro no projeto SDT</text:p>
          </table:table-cell>
          <table:table-cell table:style-name="ce28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29/06 – Apresentação do SDT</text:p>
          </table:table-cell>
          <table:table-cell table:style-name="ce29" office:value-type="string" calcext:value-type="string">
            <text:p>Reunião para a apresentação do sustema SDT com os Devs</text:p>
          </table:table-cell>
          <table:table-cell table:style-name="ce28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9" office:value-type="string" calcext:value-type="string">
            <text:p>29/06 - <text:s/>Configuração do Endeavor</text:p>
          </table:table-cell>
          <table:table-cell table:style-name="ce29" office:value-type="string" calcext:value-type="string">
            <text:p>Mudanças no Ambiente de trabalho do Endeavor Gnome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5" office:value-type="date" office:date-value="2023-06-30" calcext:value-type="date" table:number-columns-spanned="5" table:number-rows-spanned="1">
            <text:p>06/30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30/06 – reunião Diária <text:s/></text:p>
          </table:table-cell>
          <table:table-cell table:style-name="ce29" office:value-type="string" calcext:value-type="string">
            <text:p>Daily do dia 30 de Junho</text:p>
          </table:table-cell>
          <table:table-cell table:style-name="ce28" office:value-type="string" calcext:value-type="string">
            <text:p>Simples</text:p>
          </table:table-cell>
          <table:table-cell table:style-name="ce71" table:number-columns-repeated="22"/>
          <table:table-cell/>
          <table:table-cell table:style-name="ce36" table:number-columns-repeated="114"/>
          <table:table-cell table:style-name="ce45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30/06 – Apresentação para os Gestores </text:p>
          </table:table-cell>
          <table:table-cell table:style-name="ce29" office:value-type="string" calcext:value-type="string">
            <text:p>Apresentação da Versao 4.0 para os Gestores do Projeto</text:p>
          </table:table-cell>
          <table:table-cell table:style-name="ce28" office:value-type="string" calcext:value-type="string">
            <text:p>Média</text:p>
          </table:table-cell>
          <table:table-cell table:style-name="ce71" table:number-columns-repeated="22"/>
          <table:table-cell/>
          <table:table-cell table:style-name="ce36" table:number-columns-repeated="114"/>
          <table:table-cell table:style-name="ce45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9" office:value-type="string" calcext:value-type="string">
            <text:p>30/06 - <text:s/>Configuração do Endeavor</text:p>
          </table:table-cell>
          <table:table-cell table:style-name="ce29" office:value-type="string" calcext:value-type="string">
            <text:p>Configurações do ambiente de trabalho conforme as ordens da Vanessa</text:p>
          </table:table-cell>
          <table:table-cell table:style-name="ce28" office:value-type="string" calcext:value-type="string">
            <text:p>Simples</text:p>
          </table:table-cell>
          <table:table-cell table:style-name="ce71" table:number-columns-repeated="22"/>
          <table:table-cell/>
          <table:table-cell table:style-name="ce36" table:number-columns-repeated="114"/>
          <table:table-cell table:style-name="ce45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Pesquisa </text:p>
          </table:table-cell>
          <table:table-cell table:style-name="ce29" office:value-type="string" calcext:value-type="string">
            <text:p>30/06 - <text:s/>Estudos no Alura</text:p>
          </table:table-cell>
          <table:table-cell table:style-name="ce29" office:value-type="string" calcext:value-type="string">
            <text:p>Inicio de Estudos no Alura com a orientação do Marcel </text:p>
          </table:table-cell>
          <table:table-cell table:style-name="ce28" office:value-type="string" calcext:value-type="string">
            <text:p>Simples</text:p>
          </table:table-cell>
          <table:table-cell table:style-name="ce71" table:number-columns-repeated="22"/>
          <table:table-cell/>
          <table:table-cell table:style-name="ce36" table:number-columns-repeated="114"/>
          <table:table-cell table:style-name="ce45" table:number-columns-repeated="16241"/>
        </table:table-row>
        <table:table-row table:style-name="ro1">
          <table:table-cell table:style-name="ce5" office:value-type="date" office:date-value="2023-07-03" calcext:value-type="date" table:number-columns-spanned="5" table:number-rows-spanned="1">
            <text:p>07/03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03/07 - reunião Diária <text:s/></text:p>
          </table:table-cell>
          <table:table-cell table:style-name="ce29" office:value-type="string" calcext:value-type="string">
            <text:p>Daily do dia 03 de Julho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Pesquisa </text:p>
          </table:table-cell>
          <table:table-cell table:style-name="ce29" office:value-type="string" calcext:value-type="string">
            <text:p><text:span text:style-name="T1">03/07</text:span> -  Estudos no Alura</text:p>
          </table:table-cell>
          <table:table-cell table:style-name="ce29" office:value-type="string" calcext:value-type="string">
            <text:p>Finalização de Curso de Git no Alura</text:p>
          </table:table-cell>
          <table:table-cell table:style-name="ce28" office:value-type="string" calcext:value-type="string">
            <text:p>Média</text:p>
          </table:table-cell>
          <table:table-cell table:style-name="ce71" table:number-columns-repeated="8"/>
          <table:table-cell table:number-columns-repeated="129"/>
          <table:table-cell table:style-name="ce29" table:number-columns-repeated="1624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<text:span text:style-name="T1">03/07</text:span> -  Inicio configuração SDT</text:p>
          </table:table-cell>
          <table:table-cell table:style-name="ce29" office:value-type="string" calcext:value-type="string">
            <text:p>Ao iniciar Reunião com Marcel e Elias Descobri erros no microfone e Compartilhamento de tela do linux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5" office:value-type="date" office:date-value="2023-07-04" calcext:value-type="date" table:number-columns-spanned="5" table:number-rows-spanned="1">
            <text:p>07/04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04/07 – Reunião Diária <text:s/></text:p>
          </table:table-cell>
          <table:table-cell table:style-name="ce29" office:value-type="string" calcext:value-type="string">
            <text:p>Daily do dia 04 de Julho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Review Sprint</text:p>
          </table:table-cell>
          <table:table-cell table:style-name="ce25" office:value-type="string" calcext:value-type="string">
            <text:p>04/07 – Review 202313</text:p>
          </table:table-cell>
          <table:table-cell table:style-name="ce29" office:value-type="string" calcext:value-type="string">
            <text:p>Revisão da Sprint 202313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Planning Sprint </text:p>
          </table:table-cell>
          <table:table-cell table:style-name="ce48" office:value-type="string" calcext:value-type="string">
            <text:p>04/07 – Planejamento 202314</text:p>
          </table:table-cell>
          <table:table-cell table:style-name="ce29" office:value-type="string" calcext:value-type="string">
            <text:p>Planning da Sprint 202314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Correção de falhas de acesso, conexão ou comunicação Correção de falhas de acesso</text:p>
          </table:table-cell>
          <table:table-cell table:style-name="ce29" office:value-type="string" calcext:value-type="string">
            <text:p>04/07 – Correção de Comunicação</text:p>
          </table:table-cell>
          <table:table-cell table:style-name="ce29" office:value-type="string" calcext:value-type="string">
            <text:p>Arrumar problemas de bloqueio do linux ao micro e ao compartilhamento de tela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Serviço de instalação, configuração ou manutenção de equipamentos e de ambiente de segurança</text:p>
          </table:table-cell>
          <table:table-cell table:style-name="ce29" office:value-type="string" calcext:value-type="string">
            <text:p>04/07 – Instalaçao de aplicativos para rodar o SDT</text:p>
          </table:table-cell>
          <table:table-cell table:style-name="ce29" office:value-type="string" calcext:value-type="string">
            <text:p>instalação do node, angular, kubernetes(Lens), mongo, docker cacerts e Keystore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5" office:value-type="date" office:date-value="2023-07-05" calcext:value-type="date" table:number-columns-spanned="5" table:number-rows-spanned="1">
            <text:p>07/05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05/07 – Reunião Diária <text:s/></text:p>
          </table:table-cell>
          <table:table-cell table:style-name="ce29" office:value-type="string" calcext:value-type="string">
            <text:p>Daily do dia 05 de Julho</text:p>
          </table:table-cell>
          <table:table-cell table:style-name="ce28" office:value-type="string" calcext:value-type="string">
            <text:p>Simples</text:p>
          </table:table-cell>
          <table:table-cell table:number-columns-repeated="23"/>
          <table:table-cell table:style-name="ce73" table:number-columns-repeated="114"/>
          <table:table-cell table:style-name="ce49" table:number-columns-repeated="1624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trospectiva</text:p>
          </table:table-cell>
          <table:table-cell table:style-name="ce29" office:value-type="string" calcext:value-type="string">
            <text:p>05/07 – Retrospectiva 202313</text:p>
          </table:table-cell>
          <table:table-cell table:style-name="ce29" office:value-type="string" calcext:value-type="string">
            <text:p>Retro da Sprint 202313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<text:span text:style-name="T1">05/07</text:span> – Configuração SDT</text:p>
          </table:table-cell>
          <table:table-cell table:style-name="ce29" office:value-type="string" calcext:value-type="string">
            <text:p>Pareamento com o Marcel para rodar o SDT no Intellij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Planning Sprint </text:p>
          </table:table-cell>
          <table:table-cell table:style-name="ce25" office:value-type="string" calcext:value-type="string">
            <text:p>05/07 – Planejamento 202314</text:p>
          </table:table-cell>
          <table:table-cell table:style-name="ce29" office:value-type="string" calcext:value-type="string">
            <text:p>Estimativa do tempo da Equipe dev</text:p>
          </table:table-cell>
          <table:table-cell table:style-name="ce28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</table:table-row>
        <table:table-row table:style-name="ro1" table:number-rows-repeated="1048537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4:22:00.2183970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9:12:28.947675647</meta:creation-date>
    <dc:date>2023-07-19T14:24:41.679980539</dc:date>
    <meta:editing-duration>PT9H59M52S</meta:editing-duration>
    <meta:editing-cycles>22</meta:editing-cycles>
    <meta:generator>LibreOffice/7.5.4.2$Linux_X86_64 LibreOffice_project/50$Build-2</meta:generator>
    <meta:document-statistic meta:table-count="1" meta:cell-count="157" meta:object-count="0"/>
  </office:meta>
</office:document-meta>
</file>